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ConcatMetaModule.getFilteredInputModules( Configuration [ ] configura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ringConcatMetaModule.getAttribute( String name , Configuration modeConf , Map objectMod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ConcatMetaModule.getInputModules( Configuration [ ] dynamicConfigura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ConcatMetaModule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ConcatMetaModule.StringConcatMeta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